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797cm"/>
    </style:style>
    <style:style style:name="co6" style:family="table-column">
      <style:table-column-properties fo:break-before="auto" style:column-width="0.693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355cm"/>
    </style:style>
    <style:style style:name="co9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5.93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no-wrap" fo:border="none"/>
    </style:style>
    <style:style style:name="ce11" style:family="table-cell" style:parent-style-name="Default">
      <style:table-cell-properties fo:wrap-option="no-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1" table:default-cell-style-name="ce3"/>
        <table:table-row table:style-name="ro2">
          <table:table-cell table:style-name="ce1" office:value-type="string" table:number-columns-spanned="4" table:number-rows-spanned="1">
            <text:p>Les produits</text:p>
          </table:table-cell>
          <table:covered-table-cell table:number-columns-repeated="3" table:style-name="ce8"/>
          <table:table-cell table:style-name="ce8"/>
          <table:table-cell table:style-name="ce1" office:value-type="string" table:number-columns-spanned="4" table:number-rows-spanned="2">
            <text:p>Les commandes</text:p>
          </table:table-cell>
          <table:covered-table-cell table:style-name="ce8"/>
          <table:covered-table-cell table:number-columns-repeated="2" table:style-name="Default"/>
        </table:table-row>
        <table:table-row table:style-name="ro3"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  <table:table-cell table:style-name="ce8"/>
          <table:covered-table-cell table:style-name="ce1"/>
          <table:covered-table-cell table:number-columns-repeated="3" table:style-name="ce8"/>
        </table:table-row>
        <table:table-row table:style-name="ro3">
          <table:table-cell office:value-type="string">
            <text:p>Id produit</text:p>
          </table:table-cell>
          <table:table-cell office:value-type="string">
            <text:p>id_prod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  <table:table-cell table:style-name="ce8"/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</table:table-row>
        <table:table-row table:style-name="ro3">
          <table:table-cell office:value-type="string">
            <text:p>Nom du produit</text:p>
          </table:table-cell>
          <table:table-cell office:value-type="string">
            <text:p>nom_prod</text:p>
          </table:table-cell>
          <table:table-cell office:value-type="string">
            <text:p>Varchar 50</text:p>
          </table:table-cell>
          <table:table-cell/>
          <table:table-cell table:style-name="ce8"/>
          <table:table-cell office:value-type="string">
            <text:p>Id commande</text:p>
          </table:table-cell>
          <table:table-cell office:value-type="string">
            <text:p>id_com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</table:table-row>
        <table:table-row table:style-name="ro4">
          <table:table-cell office:value-type="string">
            <text:p>Descriptif du produit</text:p>
          </table:table-cell>
          <table:table-cell office:value-type="string">
            <text:p>descri_prod</text:p>
          </table:table-cell>
          <table:table-cell office:value-type="string">
            <text:p>Varchar 300</text:p>
          </table:table-cell>
          <table:table-cell/>
          <table:table-cell table:style-name="ce8"/>
          <table:table-cell office:value-type="string">
            <text:p>recap commande</text:p>
          </table:table-cell>
          <table:table-cell office:value-type="string">
            <text:p>recap_com</text:p>
          </table:table-cell>
          <table:table-cell office:value-type="string">
            <text:p>Varchar 50</text:p>
          </table:table-cell>
          <table:table-cell/>
        </table:table-row>
        <table:table-row table:style-name="ro4">
          <table:table-cell office:value-type="string">
            <text:p>Photo du produit</text:p>
          </table:table-cell>
          <table:table-cell office:value-type="string">
            <text:p>photo_prod</text:p>
          </table:table-cell>
          <table:table-cell office:value-type="string">
            <text:p>photo</text:p>
          </table:table-cell>
          <table:table-cell office:value-type="string">
            <text:p>JPEG, PNG</text:p>
          </table:table-cell>
          <table:table-cell table:style-name="ce8"/>
          <table:table-cell office:value-type="string">
            <text:p>quantité commande</text:p>
          </table:table-cell>
          <table:table-cell office:value-type="string">
            <text:p>Qt_com</text:p>
          </table:table-cell>
          <table:table-cell office:value-type="string">
            <text:p>Int 4</text:p>
          </table:table-cell>
          <table:table-cell office:value-type="string">
            <text:p>not null</text:p>
          </table:table-cell>
        </table:table-row>
        <table:table-row table:style-name="ro4">
          <table:table-cell office:value-type="string">
            <text:p>Quantité</text:p>
          </table:table-cell>
          <table:table-cell office:value-type="string">
            <text:p>qt_prod</text:p>
          </table:table-cell>
          <table:table-cell office:value-type="string">
            <text:p>Int 5</text:p>
          </table:table-cell>
          <table:table-cell office:value-type="string">
            <text:p>NOT NULL </text:p>
          </table:table-cell>
          <table:table-cell table:style-name="ce8"/>
          <table:table-cell office:value-type="string">
            <text:p>prix commande</text:p>
          </table:table-cell>
          <table:table-cell office:value-type="string">
            <text:p>prix_com</text:p>
          </table:table-cell>
          <table:table-cell office:value-type="string">
            <text:p>int4</text:p>
          </table:table-cell>
          <table:table-cell office:value-type="string">
            <text:p>not null</text:p>
          </table:table-cell>
        </table:table-row>
        <table:table-row table:style-name="ro4">
          <table:table-cell table:style-name="ce4" table:number-columns-repeated="4"/>
          <table:table-cell table:style-name="ce8"/>
          <table:table-cell office:value-type="string">
            <text:p>date de commande</text:p>
          </table:table-cell>
          <table:table-cell office:value-type="string">
            <text:p>datCom_com</text:p>
          </table:table-cell>
          <table:table-cell office:value-type="string">
            <text:p>date</text:p>
          </table:table-cell>
          <table:table-cell/>
        </table:table-row>
        <table:table-row table:style-name="ro4">
          <table:table-cell table:style-name="ce1" office:value-type="string" table:number-columns-spanned="4" table:number-rows-spanned="2">
            <text:p>Fournisseur</text:p>
          </table:table-cell>
          <table:covered-table-cell table:number-columns-repeated="3" table:style-name="ce4"/>
          <table:table-cell table:style-name="ce8"/>
          <table:table-cell office:value-type="string">
            <text:p>date de livraison</text:p>
          </table:table-cell>
          <table:table-cell office:value-type="string">
            <text:p>datLiv_com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covered-table-cell table:number-columns-repeated="4" table:style-name="ce4"/>
          <table:table-cell table:style-name="ce8"/>
          <table:table-cell table:number-columns-repeated="4"/>
        </table:table-row>
        <table:table-row table:style-name="ro4">
          <table:table-cell table:style-name="ce2" office:value-type="string">
            <text:p>Nom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  <table:table-cell table:style-name="ce8"/>
          <table:table-cell table:style-name="ce4" table:number-columns-repeated="4"/>
        </table:table-row>
        <table:table-row table:style-name="ro4">
          <table:table-cell office:value-type="string">
            <text:p>Id fournisseur</text:p>
          </table:table-cell>
          <table:table-cell office:value-type="string">
            <text:p>id_fourni</text:p>
          </table:table-cell>
          <table:table-cell office:value-type="string">
            <text:p>Int 9</text:p>
          </table:table-cell>
          <table:table-cell office:value-type="string">
            <text:p>Not null auto_increment Primar-key</text:p>
          </table:table-cell>
          <table:table-cell table:style-name="ce8"/>
          <table:table-cell table:style-name="ce9" office:value-type="string" table:number-columns-spanned="4" table:number-rows-spanned="2">
            <text:p><text:span text:style-name="T1">Rubriques</text:span></text:p>
          </table:table-cell>
          <table:covered-table-cell table:style-name="ce10"/>
          <table:covered-table-cell table:number-columns-repeated="2" table:style-name="ce11"/>
        </table:table-row>
        <table:table-row table:style-name="ro4">
          <table:table-cell office:value-type="string">
            <text:p>nom fournisseur</text:p>
          </table:table-cell>
          <table:table-cell office:value-type="string">
            <text:p>nom_fourni</text:p>
          </table:table-cell>
          <table:table-cell office:value-type="string">
            <text:p>Varchar 50</text:p>
          </table:table-cell>
          <table:table-cell/>
          <table:table-cell table:style-name="ce8"/>
          <table:covered-table-cell table:number-columns-repeated="2" table:style-name="ce10"/>
          <table:covered-table-cell table:number-columns-repeated="2" table:style-name="ce11"/>
        </table:table-row>
        <table:table-row table:style-name="ro4">
          <table:table-cell office:value-type="string">
            <text:p>adrese fournisseur</text:p>
          </table:table-cell>
          <table:table-cell office:value-type="string">
            <text:p>ad_fourni</text:p>
          </table:table-cell>
          <table:table-cell office:value-type="string">
            <text:p>Varchar 50</text:p>
          </table:table-cell>
          <table:table-cell/>
          <table:table-cell table:style-name="ce8"/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</table:table-row>
        <table:table-row table:style-name="ro4">
          <table:table-cell office:value-type="string">
            <text:p>Quantité commandé</text:p>
          </table:table-cell>
          <table:table-cell office:value-type="string">
            <text:p>Qtcom_fourni</text:p>
          </table:table-cell>
          <table:table-cell office:value-type="string">
            <text:p>Int 5</text:p>
          </table:table-cell>
          <table:table-cell office:value-type="string">
            <text:p>not null </text:p>
          </table:table-cell>
          <table:table-cell table:style-name="ce8"/>
          <table:table-cell office:value-type="string">
            <text:p>id rubriques</text:p>
          </table:table-cell>
          <table:table-cell office:value-type="string">
            <text:p>id_rub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</table:table-row>
        <table:table-row table:style-name="ro4">
          <table:table-cell office:value-type="string">
            <text:p>Date commande</text:p>
          </table:table-cell>
          <table:table-cell office:value-type="string">
            <text:p>datcom_fourni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m rubriques</text:p>
          </table:table-cell>
          <table:table-cell office:value-type="string">
            <text:p>nom_rub</text:p>
          </table:table-cell>
          <table:table-cell office:value-type="string">
            <text:p>varchar30</text:p>
          </table:table-cell>
          <table:table-cell/>
        </table:table-row>
        <table:table-row table:style-name="ro4">
          <table:table-cell office:value-type="string">
            <text:p>date livraison</text:p>
          </table:table-cell>
          <table:table-cell office:value-type="string">
            <text:p>datLivr_fourni</text:p>
          </table:table-cell>
          <table:table-cell office:value-type="string">
            <text:p>date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mail fournisseur</text:p>
          </table:table-cell>
          <table:table-cell office:value-type="string">
            <text:p>mail_fourni</text:p>
          </table:table-cell>
          <table:table-cell office:value-type="string">
            <text:p>Varchar 50</text:p>
          </table:table-cell>
          <table:table-cell table:number-columns-repeated="2"/>
          <table:table-cell table:style-name="ce9" office:value-type="string" table:number-columns-spanned="4" table:number-rows-spanned="2">
            <text:p><text:span text:style-name="T1">Sous-rubriques</text:span></text:p>
          </table:table-cell>
          <table:covered-table-cell table:style-name="ce10"/>
          <table:covered-table-cell table:number-columns-repeated="2" table:style-name="ce11"/>
        </table:table-row>
        <table:table-row table:style-name="ro3">
          <table:table-cell table:number-columns-repeated="5"/>
          <table:covered-table-cell table:number-columns-repeated="2" table:style-name="ce10"/>
          <table:covered-table-cell table:number-columns-repeated="2" table:style-name="ce11"/>
        </table:table-row>
        <table:table-row table:style-name="ro4">
          <table:table-cell table:style-name="ce4" table:number-columns-repeated="4"/>
          <table:table-cell/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</table:table-row>
        <table:table-row table:style-name="ro4">
          <table:table-cell table:style-name="ce1" office:value-type="string" table:number-columns-spanned="4" table:number-rows-spanned="2">
            <text:p>Client Pro</text:p>
          </table:table-cell>
          <table:covered-table-cell table:number-columns-repeated="3" table:style-name="ce4"/>
          <table:table-cell/>
          <table:table-cell office:value-type="string">
            <text:p>id Srubriques</text:p>
          </table:table-cell>
          <table:table-cell office:value-type="string">
            <text:p>id_Srub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</table:table-row>
        <table:table-row table:style-name="ro4">
          <table:covered-table-cell table:number-columns-repeated="4" table:style-name="ce4"/>
          <table:table-cell/>
          <table:table-cell office:value-type="string">
            <text:p>nom Srubriques</text:p>
          </table:table-cell>
          <table:table-cell office:value-type="string">
            <text:p>nom_Srub</text:p>
          </table:table-cell>
          <table:table-cell office:value-type="string">
            <text:p>varchar30</text:p>
          </table:table-cell>
          <table:table-cell/>
        </table:table-row>
        <table:table-row table:style-name="ro4">
          <table:table-cell table:style-name="ce2" office:value-type="string">
            <text:p>Nom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  <table:table-cell/>
          <table:table-cell table:style-name="Default" table:number-columns-repeated="4"/>
        </table:table-row>
        <table:table-row table:style-name="ro4">
          <table:table-cell office:value-type="string">
            <text:p>id client </text:p>
          </table:table-cell>
          <table:table-cell office:value-type="string">
            <text:p>id_cli</text:p>
          </table:table-cell>
          <table:table-cell office:value-type="string">
            <text:p>Int 9</text:p>
          </table:table-cell>
          <table:table-cell office:value-type="string">
            <text:p>Not null auto_increment Primar-key</text:p>
          </table:table-cell>
          <table:table-cell/>
          <table:table-cell table:style-name="Default" table:number-columns-repeated="4"/>
        </table:table-row>
        <table:table-row table:style-name="ro4">
          <table:table-cell office:value-type="string">
            <text:p>Nom client </text:p>
          </table:table-cell>
          <table:table-cell office:value-type="string">
            <text:p>nom_cli</text:p>
          </table:table-cell>
          <table:table-cell office:value-type="string">
            <text:p>Varchar 50</text:p>
          </table:table-cell>
          <table:table-cell table:number-columns-repeated="2"/>
          <table:table-cell table:style-name="ce9" table:number-columns-spanned="4" table:number-rows-spanned="2"/>
          <table:covered-table-cell table:style-name="ce10"/>
          <table:covered-table-cell table:number-columns-repeated="2" table:style-name="ce11"/>
        </table:table-row>
        <table:table-row table:style-name="ro4">
          <table:table-cell office:value-type="string">
            <text:p>prenom client </text:p>
          </table:table-cell>
          <table:table-cell office:value-type="string">
            <text:p>pre_cli</text:p>
          </table:table-cell>
          <table:table-cell office:value-type="string">
            <text:p>Varchar 50</text:p>
          </table:table-cell>
          <table:table-cell table:number-columns-repeated="2"/>
          <table:covered-table-cell table:number-columns-repeated="2" table:style-name="ce10"/>
          <table:covered-table-cell table:number-columns-repeated="2" table:style-name="ce11"/>
        </table:table-row>
        <table:table-row table:style-name="ro4">
          <table:table-cell office:value-type="string">
            <text:p>adresse client </text:p>
          </table:table-cell>
          <table:table-cell office:value-type="string">
            <text:p>adr_cli</text:p>
          </table:table-cell>
          <table:table-cell office:value-type="string">
            <text:p>Varchar 100</text:p>
          </table:table-cell>
          <table:table-cell table:number-columns-repeated="2"/>
          <table:table-cell table:style-name="ce2" table:number-columns-repeated="4"/>
        </table:table-row>
        <table:table-row table:style-name="ro4">
          <table:table-cell office:value-type="string">
            <text:p>adresse livraison </text:p>
          </table:table-cell>
          <table:table-cell office:value-type="string">
            <text:p>adreLiv_cli</text:p>
          </table:table-cell>
          <table:table-cell office:value-type="string">
            <text:p>Varchar 100</text:p>
          </table:table-cell>
          <table:table-cell table:number-columns-repeated="6"/>
        </table:table-row>
        <table:table-row table:style-name="ro4">
          <table:table-cell office:value-type="string">
            <text:p>quantité commande</text:p>
          </table:table-cell>
          <table:table-cell office:value-type="string">
            <text:p>qtCom_cli</text:p>
          </table:table-cell>
          <table:table-cell office:value-type="string">
            <text:p>Int 5</text:p>
          </table:table-cell>
          <table:table-cell office:value-type="string">
            <text:p>not null 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4"/>
        </table:table-row>
        <table:table-row table:style-name="ro4">
          <table:table-cell office:value-type="string">
            <text:p>telephone client</text:p>
          </table:table-cell>
          <table:table-cell office:value-type="string">
            <text:p>tel_cli</text:p>
          </table:table-cell>
          <table:table-cell office:value-type="string">
            <text:p>Varchar 20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client Pro</text:p>
          </table:table-cell>
          <table:table-cell office:value-type="string">
            <text:p>mail_cli</text:p>
          </table:table-cell>
          <table:table-cell office:value-type="string">
            <text:p>Varchar 50</text:p>
          </table:table-cell>
          <table:table-cell table:number-columns-repeated="2"/>
          <table:table-cell table:style-name="ce9" office:value-type="string" table:number-columns-spanned="4" table:number-rows-spanned="2">
            <text:p><text:span text:style-name="T1">types client</text:span></text:p>
          </table:table-cell>
          <table:covered-table-cell table:style-name="ce10"/>
          <table:covered-table-cell table:number-columns-repeated="2" table:style-name="ce11"/>
        </table:table-row>
        <table:table-row table:style-name="ro3">
          <table:table-cell table:number-columns-repeated="5"/>
          <table:covered-table-cell table:number-columns-repeated="2" table:style-name="ce10"/>
          <table:covered-table-cell table:number-columns-repeated="2" table:style-name="ce11"/>
        </table:table-row>
        <table:table-row table:style-name="ro4">
          <table:table-cell table:style-name="Default" table:number-columns-repeated="4"/>
          <table:table-cell/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</table:table-row>
        <table:table-row table:style-name="ro4">
          <table:table-cell table:style-name="ce5" office:value-type="string" table:number-columns-spanned="4" table:number-rows-spanned="2">
            <text:p>Salarié</text:p>
          </table:table-cell>
          <table:covered-table-cell table:number-columns-repeated="3" table:style-name="ce6"/>
          <table:table-cell/>
          <table:table-cell office:value-type="string">
            <text:p>id type</text:p>
          </table:table-cell>
          <table:table-cell office:value-type="string">
            <text:p>id_typ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</table:table-row>
        <table:table-row table:style-name="ro4">
          <table:covered-table-cell table:number-columns-repeated="4" table:style-name="ce6"/>
          <table:table-cell/>
          <table:table-cell office:value-type="string">
            <text:p>rôle client</text:p>
          </table:table-cell>
          <table:table-cell office:value-type="string">
            <text:p>rol_cli</text:p>
          </table:table-cell>
          <table:table-cell office:value-type="string">
            <text:p>booléen</text:p>
          </table:table-cell>
          <table:table-cell office:value-type="string">
            <text:p>1 = pro 0=part</text:p>
          </table:table-cell>
        </table:table-row>
        <table:table-row table:style-name="ro4">
          <table:table-cell table:style-name="ce2" office:value-type="string">
            <text:p>Nom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  <table:table-cell/>
          <table:table-cell table:style-name="Default" table:number-columns-repeated="4"/>
        </table:table-row>
        <table:table-row table:style-name="ro4">
          <table:table-cell office:value-type="string">
            <text:p>id Salarié</text:p>
          </table:table-cell>
          <table:table-cell office:value-type="string">
            <text:p>id_sal</text:p>
          </table:table-cell>
          <table:table-cell office:value-type="string">
            <text:p>Int 9</text:p>
          </table:table-cell>
          <table:table-cell office:value-type="string">
            <text:p>not null auto_increment Primar-key</text:p>
          </table:table-cell>
          <table:table-cell/>
          <table:table-cell table:style-name="Default" table:number-columns-repeated="4"/>
        </table:table-row>
        <table:table-row table:style-name="ro4">
          <table:table-cell office:value-type="string">
            <text:p>nom Salarié</text:p>
          </table:table-cell>
          <table:table-cell office:value-type="string">
            <text:p>nom_sal</text:p>
          </table:table-cell>
          <table:table-cell office:value-type="string">
            <text:p>Varchar 50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prenom Salarié</text:p>
          </table:table-cell>
          <table:table-cell office:value-type="string">
            <text:p>pren_sal</text:p>
          </table:table-cell>
          <table:table-cell office:value-type="string">
            <text:p>Varchar 50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adresse Salarié</text:p>
          </table:table-cell>
          <table:table-cell office:value-type="string">
            <text:p>adr_sal</text:p>
          </table:table-cell>
          <table:table-cell office:value-type="string">
            <text:p>Varchar 100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tel salarié</text:p>
          </table:table-cell>
          <table:table-cell office:value-type="string">
            <text:p>tel_sal</text:p>
          </table:table-cell>
          <table:table-cell office:value-type="string">
            <text:p>Varchar 20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>
            <text:p>mail salarié</text:p>
          </table:table-cell>
          <table:table-cell office:value-type="string">
            <text:p>mail_sal</text:p>
          </table:table-cell>
          <table:table-cell office:value-type="string">
            <text:p>Varchar 50</text:p>
          </table:table-cell>
          <table:table-cell table:number-columns-repeated="2"/>
          <table:table-cell table:style-name="Default" table:number-columns-repeated="4"/>
        </table:table-row>
        <table:table-row table:style-name="ro3" table:number-rows-repeated="6">
          <table:table-cell table:number-columns-repeated="5"/>
          <table:table-cell table:style-name="Default" table:number-columns-repeated="4"/>
        </table:table-row>
        <table:table-row table:style-name="ro3">
          <table:table-cell table:style-name="ce7" table:number-columns-repeated="4"/>
          <table:table-cell/>
          <table:table-cell table:style-name="ce5" office:value-type="string" table:number-columns-spanned="4" table:number-rows-spanned="2">
            <text:p>roles</text:p>
          </table:table-cell>
          <table:covered-table-cell table:number-columns-repeated="3" table:style-name="Default"/>
        </table:table-row>
        <table:table-row table:style-name="ro3">
          <table:table-cell table:style-name="Default" table:number-columns-repeated="4"/>
          <table:table-cell/>
          <table:covered-table-cell table:number-columns-repeated="4" table:style-name="Default"/>
        </table:table-row>
        <table:table-row table:style-name="ro4">
          <table:table-cell table:style-name="Default" table:number-columns-repeated="4"/>
          <table:table-cell/>
          <table:table-cell table:style-name="ce2" office:value-type="string">
            <text:p>Nom 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ype et longueur</text:p>
          </table:table-cell>
          <table:table-cell table:style-name="ce2" office:value-type="string">
            <text:p>Contraintes</text:p>
          </table:table-cell>
        </table:table-row>
        <table:table-row table:style-name="ro4">
          <table:table-cell table:style-name="Default" table:number-columns-repeated="4"/>
          <table:table-cell/>
          <table:table-cell office:value-type="string">
            <text:p>Id roles</text:p>
          </table:table-cell>
          <table:table-cell office:value-type="string">
            <text:p>id_rol</text:p>
          </table:table-cell>
          <table:table-cell office:value-type="string">
            <text:p>Int 9</text:p>
          </table:table-cell>
          <table:table-cell office:value-type="string">
            <text:p>Not-null auto-increment Primary-key</text:p>
          </table:table-cell>
        </table:table-row>
        <table:table-row table:style-name="ro4">
          <table:table-cell table:style-name="Default" table:number-columns-repeated="4"/>
          <table:table-cell/>
          <table:table-cell office:value-type="string">
            <text:p>nom roles</text:p>
          </table:table-cell>
          <table:table-cell office:value-type="string">
            <text:p>nom_rol</text:p>
          </table:table-cell>
          <table:table-cell office:value-type="string">
            <text:p>Varchar 50</text:p>
          </table:table-cell>
          <table:table-cell/>
        </table:table-row>
        <table:table-row table:style-name="ro3" table:number-rows-repeated="4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Default" table:number-columns-repeated="4"/>
          <table:table-cell table:number-columns-repeated="5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/05/2021</text:date>, <text:time>15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4:35:27.29</meta:creation-date>
    <meta:editing-duration>PT1H6M21S</meta:editing-duration>
    <meta:editing-cycles>5</meta:editing-cycles>
    <meta:generator>OpenOffice/4.1.10$Win32 OpenOffice.org_project/4110m2$Build-9807</meta:generator>
    <meta:initial-creator>Marius LEMAIRE</meta:initial-creator>
    <dc:date>2021-05-19T15:41:48.81</dc:date>
    <dc:creator>Marius LEMAIRE</dc:creator>
    <meta:document-statistic meta:table-count="3" meta:cell-count="181" meta:object-count="0"/>
  </office:meta>
</office:document-meta>
</file>